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2.492cm"/>
    </style:style>
    <style:style style:name="co3" style:family="table-column">
      <style:table-column-properties fo:break-before="auto" style:column-width="2.189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2.3cm"/>
    </style:style>
    <style:style style:name="co7" style:family="table-column">
      <style:table-column-properties fo:break-before="auto" style:column-width="2.575cm"/>
    </style:style>
    <style:style style:name="co8" style:family="table-column">
      <style:table-column-properties fo:break-before="auto" style:column-width="3.074cm"/>
    </style:style>
    <style:style style:name="co9" style:family="table-column">
      <style:table-column-properties fo:break-before="auto" style:column-width="2.824cm"/>
    </style:style>
    <style:style style:name="co10" style:family="table-column">
      <style:table-column-properties fo:break-before="auto" style:column-width="0.945cm"/>
    </style:style>
    <style:style style:name="co11" style:family="table-column">
      <style:table-column-properties fo:break-before="auto" style:column-width="2.658cm"/>
    </style:style>
    <style:style style:name="co12" style:family="table-column">
      <style:table-column-properties fo:break-before="auto" style:column-width="2.023cm"/>
    </style:style>
    <style:style style:name="co13" style:family="table-column">
      <style:table-column-properties fo:break-before="auto" style:column-width="2.992cm"/>
    </style:style>
    <style:style style:name="co14" style:family="table-column">
      <style:table-column-properties fo:break-before="auto" style:column-width="2.963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549cm"/>
    </style:style>
    <style:style style:name="co17" style:family="table-column">
      <style:table-column-properties fo:break-before="auto" style:column-width="1.526cm"/>
    </style:style>
    <style:style style:name="co18" style:family="table-column">
      <style:table-column-properties fo:break-before="auto" style:column-width="1.194cm"/>
    </style:style>
    <style:style style:name="co19" style:family="table-column">
      <style:table-column-properties fo:break-before="auto" style:column-width="3.1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Courier New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urier New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7Adress</text:p>
          </table:table-cell>
          <table:table-cell office:value-type="string" calcext:value-type="string">
            <text:p>S7Symbol</text:p>
          </table:table-cell>
          <table:table-cell office:value-type="string" calcext:value-type="string">
            <text:p>S7SymbolType</text:p>
          </table:table-cell>
          <table:table-cell office:value-type="string" calcext:value-type="string">
            <text:p>S7Comment</text:p>
          </table:table-cell>
          <table:table-cell office:value-type="string" calcext:value-type="string">
            <text:p>SymbolTyp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ankingGroup</text:p>
          </table:table-cell>
          <table:table-cell office:value-type="string" calcext:value-type="string">
            <text:p>GroupComment</text:p>
          </table:table-cell>
          <table:table-cell office:value-type="string" calcext:value-type="string">
            <text:p>RankingSymbo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ymbolFormat</text:p>
          </table:table-cell>
          <table:table-cell office:value-type="string" calcext:value-type="string">
            <text:p>UpperLimit</text:p>
          </table:table-cell>
          <table:table-cell office:value-type="string" calcext:value-type="string">
            <text:p>LowerLimit</text:p>
          </table:table-cell>
          <table:table-cell office:value-type="string" calcext:value-type="string">
            <text:p>UserRightEnable</text:p>
          </table:table-cell>
          <table:table-cell office:value-type="string" calcext:value-type="string">
            <text:p>UserRightVisi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B50.DBD0</text:p>
          </table:table-cell>
          <table:table-cell office:value-type="string" calcext:value-type="string">
            <text:p>P1_Qmin_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1:Pumpendruck 1</text:p>
          </table:table-cell>
          <table:table-cell office:value-type="string" calcext:value-type="string">
            <text:p>P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mpen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pendruck 1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B50.DBD4</text:p>
          </table:table-cell>
          <table:table-cell office:value-type="string" calcext:value-type="string">
            <text:p>P1_Qmin_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1:Pumpendruck 2</text:p>
          </table:table-cell>
          <table:table-cell office:value-type="string" calcext:value-type="string">
            <text:p>P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mpen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pendruck 2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B50.DBD8</text:p>
          </table:table-cell>
          <table:table-cell office:value-type="string" calcext:value-type="string">
            <text:p>P1_Qmin_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1:Pumpendruck 3</text:p>
          </table:table-cell>
          <table:table-cell office:value-type="string" calcext:value-type="string">
            <text:p>P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mpen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mpendruck 3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B50.DBD12</text:p>
          </table:table-cell>
          <table:table-cell office:value-type="string" calcext:value-type="string">
            <text:p>P1_Qmin_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1:Pumpendruck 4</text:p>
          </table:table-cell>
          <table:table-cell office:value-type="string" calcext:value-type="string">
            <text:p>P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mpen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mpendruck 4</text:p>
          </table:table-cell>
          <table:table-cell office:value-type="string" calcext:value-type="string">
            <text:p>bar</text:p>
          </table:table-cell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B50.DBD16</text:p>
          </table:table-cell>
          <table:table-cell office:value-type="string" calcext:value-type="string">
            <text:p>P1_Qmin_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1:Pumpendruck 5</text:p>
          </table:table-cell>
          <table:table-cell office:value-type="string" calcext:value-type="string">
            <text:p>P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mpen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mpendruck 5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B51.DBD0</text:p>
          </table:table-cell>
          <table:table-cell office:value-type="string" calcext:value-type="string">
            <text:p>P1_Qmin_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2:Pumpendruck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pen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pendruck 1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B51.DBD4</text:p>
          </table:table-cell>
          <table:table-cell office:value-type="string" calcext:value-type="string">
            <text:p>P1_Qmin_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2:Pumpendruck 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pe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pendruck 2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B51.DBD8</text:p>
          </table:table-cell>
          <table:table-cell office:value-type="string" calcext:value-type="string">
            <text:p>P1_Qmin_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2:Pumpendruck 3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pen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mpendruck 3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B51.DBD12</text:p>
          </table:table-cell>
          <table:table-cell office:value-type="string" calcext:value-type="string">
            <text:p>P1_Qmin_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2:Pumpendruck 4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pen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mpendruck 4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B51.DBD16</text:p>
          </table:table-cell>
          <table:table-cell office:value-type="string" calcext:value-type="string">
            <text:p>P1_Qmin_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2:Pumpendruck 5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pen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mpendruck 5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B52.DBW0</text:p>
          </table:table-cell>
          <table:table-cell office:value-type="string" calcext:value-type="string">
            <text:p>Valve0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chieber:Status 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ie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us 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B52.DBW2</text:p>
          </table:table-cell>
          <table:table-cell office:value-type="string" calcext:value-type="string">
            <text:p>Valve0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chieber:Status 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ie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B52.DBW4</text:p>
          </table:table-cell>
          <table:table-cell office:value-type="string" calcext:value-type="string">
            <text:p>Valve0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chieber:Status 3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ie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us 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B52.DBW6</text:p>
          </table:table-cell>
          <table:table-cell office:value-type="string" calcext:value-type="string">
            <text:p>Valve0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chieber:Status 4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ie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tus 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B52.DBW8</text:p>
          </table:table-cell>
          <table:table-cell office:value-type="string" calcext:value-type="string">
            <text:p>Valve0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chieber:Status 5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ie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tus 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B53.DBX0.0</text:p>
          </table:table-cell>
          <table:table-cell office:value-type="string" calcext:value-type="string">
            <text:p>Bit0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hler 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B53.DBX0.1</text:p>
          </table:table-cell>
          <table:table-cell office:value-type="string" calcext:value-type="string">
            <text:p>Bit0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hler 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B53.DBX0.2</text:p>
          </table:table-cell>
          <table:table-cell office:value-type="string" calcext:value-type="string">
            <text:p>Bit03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3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 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B53.DBX0.3</text:p>
          </table:table-cell>
          <table:table-cell office:value-type="string" calcext:value-type="string">
            <text:p>Bit04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4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 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B53.DBX0.4</text:p>
          </table:table-cell>
          <table:table-cell office:value-type="string" calcext:value-type="string">
            <text:p>Bit0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 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B53.DBX0.5</text:p>
          </table:table-cell>
          <table:table-cell office:value-type="string" calcext:value-type="string">
            <text:p>Bit0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6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B53.DBX0.6</text:p>
          </table:table-cell>
          <table:table-cell office:value-type="string" calcext:value-type="string">
            <text:p>Bit07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7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 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B53.DBX0.7</text:p>
          </table:table-cell>
          <table:table-cell office:value-type="string" calcext:value-type="string">
            <text:p>Bit08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8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hler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B53.DBX1.0</text:p>
          </table:table-cell>
          <table:table-cell office:value-type="string" calcext:value-type="string">
            <text:p>Bit09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hler 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B53.DBX1.1</text:p>
          </table:table-cell>
          <table:table-cell office:value-type="string" calcext:value-type="string">
            <text:p>Bit10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hler 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B53.DBX1.2</text:p>
          </table:table-cell>
          <table:table-cell office:value-type="string" calcext:value-type="string">
            <text:p>Bit1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3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 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B53.DBX1.3</text:p>
          </table:table-cell>
          <table:table-cell office:value-type="string" calcext:value-type="string">
            <text:p>Bit1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4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 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B53.DBX1.4</text:p>
          </table:table-cell>
          <table:table-cell office:value-type="string" calcext:value-type="string">
            <text:p>Bit13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 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B53.DBX1.5</text:p>
          </table:table-cell>
          <table:table-cell office:value-type="string" calcext:value-type="string">
            <text:p>Bit14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6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B53.DBX1.6</text:p>
          </table:table-cell>
          <table:table-cell office:value-type="string" calcext:value-type="string">
            <text:p>Bit1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7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 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B53.DBX1.7</text:p>
          </table:table-cell>
          <table:table-cell office:value-type="string" calcext:value-type="string">
            <text:p>Bit1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8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hler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B53.DBX2.0</text:p>
          </table:table-cell>
          <table:table-cell office:value-type="string" calcext:value-type="string">
            <text:p>Bit17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hler 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B53.DBX2.1</text:p>
          </table:table-cell>
          <table:table-cell office:value-type="string" calcext:value-type="string">
            <text:p>Bit18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hler 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B53.DBX2.2</text:p>
          </table:table-cell>
          <table:table-cell office:value-type="string" calcext:value-type="string">
            <text:p>Bit19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3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 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B53.DBX2.3</text:p>
          </table:table-cell>
          <table:table-cell office:value-type="string" calcext:value-type="string">
            <text:p>Bit20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4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 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B53.DBX2.4</text:p>
          </table:table-cell>
          <table:table-cell office:value-type="string" calcext:value-type="string">
            <text:p>Bit2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 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B53.DBX2.5</text:p>
          </table:table-cell>
          <table:table-cell office:value-type="string" calcext:value-type="string">
            <text:p>Bit2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6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B53.DBX2.6</text:p>
          </table:table-cell>
          <table:table-cell office:value-type="string" calcext:value-type="string">
            <text:p>Bit23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7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 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B53.DBX2.7</text:p>
          </table:table-cell>
          <table:table-cell office:value-type="string" calcext:value-type="string">
            <text:p>Bit24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8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hler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B53.DBX3.0</text:p>
          </table:table-cell>
          <table:table-cell office:value-type="string" calcext:value-type="string">
            <text:p>Bit2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hler 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B53.DBX3.1</text:p>
          </table:table-cell>
          <table:table-cell office:value-type="string" calcext:value-type="string">
            <text:p>Bit2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hler 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B53.DBX3.2</text:p>
          </table:table-cell>
          <table:table-cell office:value-type="string" calcext:value-type="string">
            <text:p>Bit27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3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 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B53.DBX3.3</text:p>
          </table:table-cell>
          <table:table-cell office:value-type="string" calcext:value-type="string">
            <text:p>Bit28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4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 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B53.DBX3.4</text:p>
          </table:table-cell>
          <table:table-cell office:value-type="string" calcext:value-type="string">
            <text:p>Bit29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 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B53.DBX3.5</text:p>
          </table:table-cell>
          <table:table-cell office:value-type="string" calcext:value-type="string">
            <text:p>Bit30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6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B53.DBX3.6</text:p>
          </table:table-cell>
          <table:table-cell office:value-type="string" calcext:value-type="string">
            <text:p>Bit3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7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 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B53.DBX3.7</text:p>
          </table:table-cell>
          <table:table-cell office:value-type="string" calcext:value-type="string">
            <text:p>Bit3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8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hler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B54.DBX0.0</text:p>
          </table:table-cell>
          <table:table-cell office:value-type="string" calcext:value-type="string">
            <text:p>Bit0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igabe 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B54.DBX0.1</text:p>
          </table:table-cell>
          <table:table-cell office:value-type="string" calcext:value-type="string">
            <text:p>Bit0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igabe 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B54.DBX0.2</text:p>
          </table:table-cell>
          <table:table-cell office:value-type="string" calcext:value-type="string">
            <text:p>Bit03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igabe 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B54.DBX0.3</text:p>
          </table:table-cell>
          <table:table-cell office:value-type="string" calcext:value-type="string">
            <text:p>Bit04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igabe 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B54.DBX0.4</text:p>
          </table:table-cell>
          <table:table-cell office:value-type="string" calcext:value-type="string">
            <text:p>Bit0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igabe 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B54.DBX0.5</text:p>
          </table:table-cell>
          <table:table-cell office:value-type="string" calcext:value-type="string">
            <text:p>Bit0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6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igabe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B54.DBX0.6</text:p>
          </table:table-cell>
          <table:table-cell office:value-type="string" calcext:value-type="string">
            <text:p>Bit07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7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igabe 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B54.DBX0.7</text:p>
          </table:table-cell>
          <table:table-cell office:value-type="string" calcext:value-type="string">
            <text:p>Bit08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8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B54.DBX1.0</text:p>
          </table:table-cell>
          <table:table-cell office:value-type="string" calcext:value-type="string">
            <text:p>Bit09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 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B54.DBX1.1</text:p>
          </table:table-cell>
          <table:table-cell office:value-type="string" calcext:value-type="string">
            <text:p>Bit10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igabe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B54.DBX1.2</text:p>
          </table:table-cell>
          <table:table-cell office:value-type="string" calcext:value-type="string">
            <text:p>Bit1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igabe 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B54.DBX1.3</text:p>
          </table:table-cell>
          <table:table-cell office:value-type="string" calcext:value-type="string">
            <text:p>Bit1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eigabe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B54.DBX1.4</text:p>
          </table:table-cell>
          <table:table-cell office:value-type="string" calcext:value-type="string">
            <text:p>Bit13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eigabe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B54.DBX1.5</text:p>
          </table:table-cell>
          <table:table-cell office:value-type="string" calcext:value-type="string">
            <text:p>Bit14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igabe 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B54.DBX1.6</text:p>
          </table:table-cell>
          <table:table-cell office:value-type="string" calcext:value-type="string">
            <text:p>Bit1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eigabe 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B54.DBX1.7</text:p>
          </table:table-cell>
          <table:table-cell office:value-type="string" calcext:value-type="string">
            <text:p>Bit1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6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eigabe 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B54.DBX2.0</text:p>
          </table:table-cell>
          <table:table-cell office:value-type="string" calcext:value-type="string">
            <text:p>Bit17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igabe 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B54.DBX2.1</text:p>
          </table:table-cell>
          <table:table-cell office:value-type="string" calcext:value-type="string">
            <text:p>Bit18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igabe 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B54.DBX2.2</text:p>
          </table:table-cell>
          <table:table-cell office:value-type="string" calcext:value-type="string">
            <text:p>Bit19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igabe 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B54.DBX2.3</text:p>
          </table:table-cell>
          <table:table-cell office:value-type="string" calcext:value-type="string">
            <text:p>Bit20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igabe 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B54.DBX2.4</text:p>
          </table:table-cell>
          <table:table-cell office:value-type="string" calcext:value-type="string">
            <text:p>Bit2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igabe 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B54.DBX2.5</text:p>
          </table:table-cell>
          <table:table-cell office:value-type="string" calcext:value-type="string">
            <text:p>Bit2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6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igabe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B54.DBX2.6</text:p>
          </table:table-cell>
          <table:table-cell office:value-type="string" calcext:value-type="string">
            <text:p>Bit23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7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igabe 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B54.DBX2.7</text:p>
          </table:table-cell>
          <table:table-cell office:value-type="string" calcext:value-type="string">
            <text:p>Bit24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8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B54.DBX3.0</text:p>
          </table:table-cell>
          <table:table-cell office:value-type="string" calcext:value-type="string">
            <text:p>Bit2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 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B54.DBX3.1</text:p>
          </table:table-cell>
          <table:table-cell office:value-type="string" calcext:value-type="string">
            <text:p>Bit2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igabe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B54.DBX3.2</text:p>
          </table:table-cell>
          <table:table-cell office:value-type="string" calcext:value-type="string">
            <text:p>Bit27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igabe 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B54.DBX3.3</text:p>
          </table:table-cell>
          <table:table-cell office:value-type="string" calcext:value-type="string">
            <text:p>Bit28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eigabe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B54.DBX3.4</text:p>
          </table:table-cell>
          <table:table-cell office:value-type="string" calcext:value-type="string">
            <text:p>Bit29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eigabe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B54.DBX3.5</text:p>
          </table:table-cell>
          <table:table-cell office:value-type="string" calcext:value-type="string">
            <text:p>Bit30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igabe 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B54.DBX3.6</text:p>
          </table:table-cell>
          <table:table-cell office:value-type="string" calcext:value-type="string">
            <text:p>Bit3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eigabe 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B54.DBX3.7</text:p>
          </table:table-cell>
          <table:table-cell office:value-type="string" calcext:value-type="string">
            <text:p>Bit3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6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eigabe 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B55.DBX0.0</text:p>
          </table:table-cell>
          <table:table-cell office:value-type="string" calcext:value-type="string">
            <text:p>Bit0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grupp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hler 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B55.DBX0.1</text:p>
          </table:table-cell>
          <table:table-cell office:value-type="string" calcext:value-type="string">
            <text:p>Bit0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gruppe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hler 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B55.DBX0.2</text:p>
          </table:table-cell>
          <table:table-cell office:value-type="string" calcext:value-type="string">
            <text:p>Bit03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3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gruppe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 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B55.DBX0.3</text:p>
          </table:table-cell>
          <table:table-cell office:value-type="string" calcext:value-type="string">
            <text:p>Bit04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4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gruppe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 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B55.DBX0.4</text:p>
          </table:table-cell>
          <table:table-cell office:value-type="string" calcext:value-type="string">
            <text:p>Bit0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5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gruppe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 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B55.DBX0.5</text:p>
          </table:table-cell>
          <table:table-cell office:value-type="string" calcext:value-type="string">
            <text:p>Bit0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6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gruppe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B55.DBD2</text:p>
          </table:table-cell>
          <table:table-cell office:value-type="string" calcext:value-type="string">
            <text:p>Wert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arameter:Wert1 Real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rt1 Real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B55.DBW6</text:p>
          </table:table-cell>
          <table:table-cell office:value-type="string" calcext:value-type="string">
            <text:p>Wert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rameter:Wert2 Int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rt2 Int</text:p>
          </table:table-cell>
          <table:table-cell office:value-type="string" calcext:value-type="string">
            <text:p>mm</text:p>
          </table:table-cell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B55.DBD8</text:p>
          </table:table-cell>
          <table:table-cell office:value-type="string" calcext:value-type="string">
            <text:p>Wert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arameter:Wert3 Real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rt3 Real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B55.DBW12</text:p>
          </table:table-cell>
          <table:table-cell office:value-type="string" calcext:value-type="string">
            <text:p>Wert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rameter:Wert4 Int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rt4 Int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B55.DBD14</text:p>
          </table:table-cell>
          <table:table-cell office:value-type="string" calcext:value-type="string">
            <text:p>Wert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arameter:Wert5 Real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rt5 Real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B55.DBD18</text:p>
          </table:table-cell>
          <table:table-cell table:style-name="ce1" office:value-type="string" calcext:value-type="string">
            <text:p>Burner0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fe 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B55.DBD22</text:p>
          </table:table-cell>
          <table:table-cell table:style-name="ce1" office:value-type="string" calcext:value-type="string">
            <text:p>Burner0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fe 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B55.DBD26</text:p>
          </table:table-cell>
          <table:table-cell table:style-name="ce1" office:value-type="string" calcext:value-type="string">
            <text:p>Burner0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fe 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B55.DBD30</text:p>
          </table:table-cell>
          <table:table-cell table:style-name="ce1" office:value-type="string" calcext:value-type="string">
            <text:p>Burner0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ufe 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B55.DBD34</text:p>
          </table:table-cell>
          <table:table-cell table:style-name="ce1" office:value-type="string" calcext:value-type="string">
            <text:p>Burner0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ufe 4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B55.DBD38</text:p>
          </table:table-cell>
          <table:table-cell table:style-name="ce1" office:value-type="string" calcext:value-type="string">
            <text:p>Burner0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fe 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B55.DBD42</text:p>
          </table:table-cell>
          <table:table-cell table:style-name="ce1" office:value-type="string" calcext:value-type="string">
            <text:p>Burner0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ufe 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B55.DBD46</text:p>
          </table:table-cell>
          <table:table-cell table:style-name="ce1" office:value-type="string" calcext:value-type="string">
            <text:p>Burner07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ufe 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B55.DBD50</text:p>
          </table:table-cell>
          <table:table-cell table:style-name="ce1" office:value-type="string" calcext:value-type="string">
            <text:p>Burner0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ufe 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B55.DBD54</text:p>
          </table:table-cell>
          <table:table-cell table:style-name="ce1" office:value-type="string" calcext:value-type="string">
            <text:p>Burner09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ufe 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B55.DBD58</text:p>
          </table:table-cell>
          <table:table-cell table:style-name="ce1" office:value-type="string" calcext:value-type="string">
            <text:p>Burner1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ufe 1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B55.DBD62</text:p>
          </table:table-cell>
          <table:table-cell table:style-name="ce1" office:value-type="string" calcext:value-type="string">
            <text:p>Burner1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ufe 1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B55.DBD66</text:p>
          </table:table-cell>
          <table:table-cell table:style-name="ce1" office:value-type="string" calcext:value-type="string">
            <text:p>Burner1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ufe 1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B55.DBD70</text:p>
          </table:table-cell>
          <table:table-cell table:style-name="ce1" office:value-type="string" calcext:value-type="string">
            <text:p>Burner1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ufe 1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B55.DBD74</text:p>
          </table:table-cell>
          <table:table-cell table:style-name="ce1" office:value-type="string" calcext:value-type="string">
            <text:p>Burner1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ufe 14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B55.DBD78</text:p>
          </table:table-cell>
          <table:table-cell table:style-name="ce1" office:value-type="string" calcext:value-type="string">
            <text:p>Burner1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ufe 1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B55.DBD82</text:p>
          </table:table-cell>
          <table:table-cell table:style-name="ce1" office:value-type="string" calcext:value-type="string">
            <text:p>Burner1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ufe 1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B55.DBD86</text:p>
          </table:table-cell>
          <table:table-cell table:style-name="ce1" office:value-type="string" calcext:value-type="string">
            <text:p>Burner17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ufe 1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B55.DBD90</text:p>
          </table:table-cell>
          <table:table-cell table:style-name="ce1" office:value-type="string" calcext:value-type="string">
            <text:p>Burner1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ufe 1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B55.DBD94</text:p>
          </table:table-cell>
          <table:table-cell table:style-name="ce1" office:value-type="string" calcext:value-type="string">
            <text:p>Burner19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ufe 1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B55.DBD98</text:p>
          </table:table-cell>
          <table:table-cell table:style-name="ce1" office:value-type="string" calcext:value-type="string">
            <text:p>Burner2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ufe 2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B55.DBD102</text:p>
          </table:table-cell>
          <table:table-cell table:style-name="ce1" office:value-type="string" calcext:value-type="string">
            <text:p>Burner2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ufe 2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Tabelle2" table:style-name="ta1">
        <table:table-column table:style-name="co1" table:default-cell-style-name="Default"/>
        <table:table-column table:style-name="co1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7Adress</text:p>
          </table:table-cell>
          <table:table-cell office:value-type="string" calcext:value-type="string">
            <text:p>S7Symbol</text:p>
          </table:table-cell>
          <table:table-cell office:value-type="string" calcext:value-type="string">
            <text:p>S7SymbolType</text:p>
          </table:table-cell>
          <table:table-cell office:value-type="string" calcext:value-type="string">
            <text:p>S7Comment</text:p>
          </table:table-cell>
          <table:table-cell office:value-type="string" calcext:value-type="string">
            <text:p>SymbolTyp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ankingGroup</text:p>
          </table:table-cell>
          <table:table-cell office:value-type="string" calcext:value-type="string">
            <text:p>GroupComment</text:p>
          </table:table-cell>
          <table:table-cell office:value-type="string" calcext:value-type="string">
            <text:p>RankingSymbo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ymbolFormat</text:p>
          </table:table-cell>
          <table:table-cell office:value-type="string" calcext:value-type="string">
            <text:p>UpperLimit</text:p>
          </table:table-cell>
          <table:table-cell office:value-type="string" calcext:value-type="string">
            <text:p>LowerLimit</text:p>
          </table:table-cell>
          <table:table-cell office:value-type="string" calcext:value-type="string">
            <text:p>UserRightEnable</text:p>
          </table:table-cell>
          <table:table-cell office:value-type="string" calcext:value-type="string">
            <text:p>UserRightVisible</text:p>
          </table:table-cell>
          <table:table-cell office:value-type="string" calcext:value-type="string">
            <text:p>Visu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B50.DBD0</text:p>
          </table:table-cell>
          <table:table-cell office:value-type="string" calcext:value-type="string">
            <text:p>P1_Qmin_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1:Pumpendruck 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mpen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pendruck 1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B50.P1_Qmin_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B50.DBD4</text:p>
          </table:table-cell>
          <table:table-cell office:value-type="string" calcext:value-type="string">
            <text:p>P1_Qmin_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1:Pumpendruck 2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mpen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pendruck 2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0.P1_Qmin_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B50.DBD8</text:p>
          </table:table-cell>
          <table:table-cell office:value-type="string" calcext:value-type="string">
            <text:p>P1_Qmin_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1:Pumpendruck 3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mpen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mpendruck 3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0.P1_Qmin_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B50.DBD12</text:p>
          </table:table-cell>
          <table:table-cell office:value-type="string" calcext:value-type="string">
            <text:p>P1_Qmin_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1:Pumpendruck 4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mpen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mpendruck 4</text:p>
          </table:table-cell>
          <table:table-cell office:value-type="string" calcext:value-type="string">
            <text:p>bar</text:p>
          </table:table-cell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0.P1_Qmin_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B50.DBD16</text:p>
          </table:table-cell>
          <table:table-cell office:value-type="string" calcext:value-type="string">
            <text:p>P1_Qmin_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1:Pumpendruck 5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mpen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mpendruck 5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0.P1_Qmin_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B51.DBD0</text:p>
          </table:table-cell>
          <table:table-cell office:value-type="string" calcext:value-type="string">
            <text:p>P1_Qmin_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2:Pumpendruck 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pen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pendruck 1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B51.P1_Qmin_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B51.DBD4</text:p>
          </table:table-cell>
          <table:table-cell office:value-type="string" calcext:value-type="string">
            <text:p>P1_Qmin_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2:Pumpendruck 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pe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pendruck 2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B51.P1_Qmin_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B51.DBD8</text:p>
          </table:table-cell>
          <table:table-cell office:value-type="string" calcext:value-type="string">
            <text:p>P1_Qmin_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2:Pumpendruck 3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pen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mpendruck 3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B51.P1_Qmin_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B51.DBD12</text:p>
          </table:table-cell>
          <table:table-cell office:value-type="string" calcext:value-type="string">
            <text:p>P1_Qmin_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2:Pumpendruck 4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pen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mpendruck 4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B51.P1_Qmin_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B51.DBD16</text:p>
          </table:table-cell>
          <table:table-cell office:value-type="string" calcext:value-type="string">
            <text:p>P1_Qmin_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2:Pumpendruck 5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pen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mpendruck 5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B51.P1_Qmin_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B52.DBW0</text:p>
          </table:table-cell>
          <table:table-cell office:value-type="string" calcext:value-type="string">
            <text:p>Valve0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chieber:Status 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ie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us 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2.Valve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B52.DBW2</text:p>
          </table:table-cell>
          <table:table-cell office:value-type="string" calcext:value-type="string">
            <text:p>Valve0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chieber:Status 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ie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2.Valve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B52.DBW4</text:p>
          </table:table-cell>
          <table:table-cell office:value-type="string" calcext:value-type="string">
            <text:p>Valve0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chieber:Status 3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ie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us 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2.Valve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B52.DBW6</text:p>
          </table:table-cell>
          <table:table-cell office:value-type="string" calcext:value-type="string">
            <text:p>Valve0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chieber:Status 4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ie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tus 4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2.Valve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B52.DBW8</text:p>
          </table:table-cell>
          <table:table-cell office:value-type="string" calcext:value-type="string">
            <text:p>Valve0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chieber:Status 5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ie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tus 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2.Valve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B53.DBX0.0</text:p>
          </table:table-cell>
          <table:table-cell office:value-type="string" calcext:value-type="string">
            <text:p>Bit0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hler 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B53.DBX0.1</text:p>
          </table:table-cell>
          <table:table-cell office:value-type="string" calcext:value-type="string">
            <text:p>Bit0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hler 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B53.DBX0.2</text:p>
          </table:table-cell>
          <table:table-cell office:value-type="string" calcext:value-type="string">
            <text:p>Bit03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3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 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B53.DBX0.3</text:p>
          </table:table-cell>
          <table:table-cell office:value-type="string" calcext:value-type="string">
            <text:p>Bit04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4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 4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B53.DBX0.4</text:p>
          </table:table-cell>
          <table:table-cell office:value-type="string" calcext:value-type="string">
            <text:p>Bit0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 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B53.DBX0.5</text:p>
          </table:table-cell>
          <table:table-cell office:value-type="string" calcext:value-type="string">
            <text:p>Bit0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6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 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B53.DBX0.6</text:p>
          </table:table-cell>
          <table:table-cell office:value-type="string" calcext:value-type="string">
            <text:p>Bit07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7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 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B53.DBX0.7</text:p>
          </table:table-cell>
          <table:table-cell office:value-type="string" calcext:value-type="string">
            <text:p>Bit08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8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hler 8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B53.DBX1.0</text:p>
          </table:table-cell>
          <table:table-cell office:value-type="string" calcext:value-type="string">
            <text:p>Bit09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hler 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B53.DBX1.1</text:p>
          </table:table-cell>
          <table:table-cell office:value-type="string" calcext:value-type="string">
            <text:p>Bit10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hler 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B53.DBX1.2</text:p>
          </table:table-cell>
          <table:table-cell office:value-type="string" calcext:value-type="string">
            <text:p>Bit1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3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 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B53.DBX1.3</text:p>
          </table:table-cell>
          <table:table-cell office:value-type="string" calcext:value-type="string">
            <text:p>Bit1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4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 4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B53.DBX1.4</text:p>
          </table:table-cell>
          <table:table-cell office:value-type="string" calcext:value-type="string">
            <text:p>Bit13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 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B53.DBX1.5</text:p>
          </table:table-cell>
          <table:table-cell office:value-type="string" calcext:value-type="string">
            <text:p>Bit14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6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 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B53.DBX1.6</text:p>
          </table:table-cell>
          <table:table-cell office:value-type="string" calcext:value-type="string">
            <text:p>Bit1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7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 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B53.DBX1.7</text:p>
          </table:table-cell>
          <table:table-cell office:value-type="string" calcext:value-type="string">
            <text:p>Bit1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8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hler 8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B53.DBX2.0</text:p>
          </table:table-cell>
          <table:table-cell office:value-type="string" calcext:value-type="string">
            <text:p>Bit17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hler 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B53.DBX2.1</text:p>
          </table:table-cell>
          <table:table-cell office:value-type="string" calcext:value-type="string">
            <text:p>Bit18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hler 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B53.DBX2.2</text:p>
          </table:table-cell>
          <table:table-cell office:value-type="string" calcext:value-type="string">
            <text:p>Bit19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3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 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B53.DBX2.3</text:p>
          </table:table-cell>
          <table:table-cell office:value-type="string" calcext:value-type="string">
            <text:p>Bit20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4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 4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B53.DBX2.4</text:p>
          </table:table-cell>
          <table:table-cell office:value-type="string" calcext:value-type="string">
            <text:p>Bit2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 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B53.DBX2.5</text:p>
          </table:table-cell>
          <table:table-cell office:value-type="string" calcext:value-type="string">
            <text:p>Bit2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6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 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B53.DBX2.6</text:p>
          </table:table-cell>
          <table:table-cell office:value-type="string" calcext:value-type="string">
            <text:p>Bit23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7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 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B53.DBX2.7</text:p>
          </table:table-cell>
          <table:table-cell office:value-type="string" calcext:value-type="string">
            <text:p>Bit24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8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hler 8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B53.DBX3.0</text:p>
          </table:table-cell>
          <table:table-cell office:value-type="string" calcext:value-type="string">
            <text:p>Bit2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hler 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B53.DBX3.1</text:p>
          </table:table-cell>
          <table:table-cell office:value-type="string" calcext:value-type="string">
            <text:p>Bit2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hler 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B53.DBX3.2</text:p>
          </table:table-cell>
          <table:table-cell office:value-type="string" calcext:value-type="string">
            <text:p>Bit27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3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 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B53.DBX3.3</text:p>
          </table:table-cell>
          <table:table-cell office:value-type="string" calcext:value-type="string">
            <text:p>Bit28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4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 4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B53.DBX3.4</text:p>
          </table:table-cell>
          <table:table-cell office:value-type="string" calcext:value-type="string">
            <text:p>Bit29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 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B53.DBX3.5</text:p>
          </table:table-cell>
          <table:table-cell office:value-type="string" calcext:value-type="string">
            <text:p>Bit30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6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 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B53.DBX3.6</text:p>
          </table:table-cell>
          <table:table-cell office:value-type="string" calcext:value-type="string">
            <text:p>Bit3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7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 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B53.DBX3.7</text:p>
          </table:table-cell>
          <table:table-cell office:value-type="string" calcext:value-type="string">
            <text:p>Bit3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8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hler 8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3.Bit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B54.DBX0.0</text:p>
          </table:table-cell>
          <table:table-cell office:value-type="string" calcext:value-type="string">
            <text:p>Bit0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igabe 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B54.DBX0.1</text:p>
          </table:table-cell>
          <table:table-cell office:value-type="string" calcext:value-type="string">
            <text:p>Bit0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2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igabe 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B54.DBX0.2</text:p>
          </table:table-cell>
          <table:table-cell office:value-type="string" calcext:value-type="string">
            <text:p>Bit03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3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igabe 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B54.DBX0.3</text:p>
          </table:table-cell>
          <table:table-cell office:value-type="string" calcext:value-type="string">
            <text:p>Bit04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4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igabe 4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B54.DBX0.4</text:p>
          </table:table-cell>
          <table:table-cell office:value-type="string" calcext:value-type="string">
            <text:p>Bit0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5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igabe 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B54.DBX0.5</text:p>
          </table:table-cell>
          <table:table-cell office:value-type="string" calcext:value-type="string">
            <text:p>Bit0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6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igabe 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B54.DBX0.6</text:p>
          </table:table-cell>
          <table:table-cell office:value-type="string" calcext:value-type="string">
            <text:p>Bit07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7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igabe 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B54.DBX0.7</text:p>
          </table:table-cell>
          <table:table-cell office:value-type="string" calcext:value-type="string">
            <text:p>Bit08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 8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B54.DBX1.0</text:p>
          </table:table-cell>
          <table:table-cell office:value-type="string" calcext:value-type="string">
            <text:p>Bit09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9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 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0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B54.DBX1.1</text:p>
          </table:table-cell>
          <table:table-cell office:value-type="string" calcext:value-type="string">
            <text:p>Bit10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igabe 1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B54.DBX1.2</text:p>
          </table:table-cell>
          <table:table-cell office:value-type="string" calcext:value-type="string">
            <text:p>Bit1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igabe 1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B54.DBX1.3</text:p>
          </table:table-cell>
          <table:table-cell office:value-type="string" calcext:value-type="string">
            <text:p>Bit1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2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eigabe 1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B54.DBX1.4</text:p>
          </table:table-cell>
          <table:table-cell office:value-type="string" calcext:value-type="string">
            <text:p>Bit13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3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eigabe 1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B54.DBX1.5</text:p>
          </table:table-cell>
          <table:table-cell office:value-type="string" calcext:value-type="string">
            <text:p>Bit14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4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igabe 14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B54.DBX1.6</text:p>
          </table:table-cell>
          <table:table-cell office:value-type="string" calcext:value-type="string">
            <text:p>Bit1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5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eigabe 1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B54.DBX1.7</text:p>
          </table:table-cell>
          <table:table-cell office:value-type="string" calcext:value-type="string">
            <text:p>Bit1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6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eigabe 1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B54.DBX2.0</text:p>
          </table:table-cell>
          <table:table-cell office:value-type="string" calcext:value-type="string">
            <text:p>Bit17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igabe 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B54.DBX2.1</text:p>
          </table:table-cell>
          <table:table-cell office:value-type="string" calcext:value-type="string">
            <text:p>Bit18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2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igabe 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B54.DBX2.2</text:p>
          </table:table-cell>
          <table:table-cell office:value-type="string" calcext:value-type="string">
            <text:p>Bit19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3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igabe 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1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B54.DBX2.3</text:p>
          </table:table-cell>
          <table:table-cell office:value-type="string" calcext:value-type="string">
            <text:p>Bit20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4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igabe 4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2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B54.DBX2.4</text:p>
          </table:table-cell>
          <table:table-cell office:value-type="string" calcext:value-type="string">
            <text:p>Bit2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5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igabe 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2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B54.DBX2.5</text:p>
          </table:table-cell>
          <table:table-cell office:value-type="string" calcext:value-type="string">
            <text:p>Bit2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6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igabe 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B54.DBX2.6</text:p>
          </table:table-cell>
          <table:table-cell office:value-type="string" calcext:value-type="string">
            <text:p>Bit23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7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igabe 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B54.DBX2.7</text:p>
          </table:table-cell>
          <table:table-cell office:value-type="string" calcext:value-type="string">
            <text:p>Bit24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 8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B54.DBX3.0</text:p>
          </table:table-cell>
          <table:table-cell office:value-type="string" calcext:value-type="string">
            <text:p>Bit2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9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 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B54.DBX3.1</text:p>
          </table:table-cell>
          <table:table-cell office:value-type="string" calcext:value-type="string">
            <text:p>Bit2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igabe 1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2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B54.DBX3.2</text:p>
          </table:table-cell>
          <table:table-cell office:value-type="string" calcext:value-type="string">
            <text:p>Bit27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igabe 1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2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B54.DBX3.3</text:p>
          </table:table-cell>
          <table:table-cell office:value-type="string" calcext:value-type="string">
            <text:p>Bit28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2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eigabe 1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B54.DBX3.4</text:p>
          </table:table-cell>
          <table:table-cell office:value-type="string" calcext:value-type="string">
            <text:p>Bit29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3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eigabe 1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2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B54.DBX3.5</text:p>
          </table:table-cell>
          <table:table-cell office:value-type="string" calcext:value-type="string">
            <text:p>Bit30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4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igabe 14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3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B54.DBX3.6</text:p>
          </table:table-cell>
          <table:table-cell office:value-type="string" calcext:value-type="string">
            <text:p>Bit3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5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eigabe 1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B54.DBX3.7</text:p>
          </table:table-cell>
          <table:table-cell office:value-type="string" calcext:value-type="string">
            <text:p>Bit3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6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eigabe 1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4.Bit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B55.DBX0.0</text:p>
          </table:table-cell>
          <table:table-cell office:value-type="string" calcext:value-type="string">
            <text:p>Bit0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grupp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hler 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5.Bit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B55.DBX0.1</text:p>
          </table:table-cell>
          <table:table-cell office:value-type="string" calcext:value-type="string">
            <text:p>Bit0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gruppe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hler 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5.Bit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B55.DBX0.2</text:p>
          </table:table-cell>
          <table:table-cell office:value-type="string" calcext:value-type="string">
            <text:p>Bit03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3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gruppe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 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5.Bit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B55.DBX0.3</text:p>
          </table:table-cell>
          <table:table-cell office:value-type="string" calcext:value-type="string">
            <text:p>Bit04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4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gruppe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 4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5.Bit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B55.DBX0.4</text:p>
          </table:table-cell>
          <table:table-cell office:value-type="string" calcext:value-type="string">
            <text:p>Bit0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5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gruppe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 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5.Bit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B55.DBX0.5</text:p>
          </table:table-cell>
          <table:table-cell office:value-type="string" calcext:value-type="string">
            <text:p>Bit0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6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gruppe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 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B55.Bit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B55.DBD2</text:p>
          </table:table-cell>
          <table:table-cell office:value-type="string" calcext:value-type="string">
            <text:p>Wert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arameter:Wert1 Real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rt1 Real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B55.Wert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B55.DBW6</text:p>
          </table:table-cell>
          <table:table-cell office:value-type="string" calcext:value-type="string">
            <text:p>Wert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rameter:Wert2 Int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rt2 Int</text:p>
          </table:table-cell>
          <table:table-cell office:value-type="string" calcext:value-type="string">
            <text:p>mm</text:p>
          </table:table-cell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B55.Wert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B55.DBD8</text:p>
          </table:table-cell>
          <table:table-cell office:value-type="string" calcext:value-type="string">
            <text:p>Wert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arameter:Wert3 Real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rt3 Real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B55.Wert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B55.DBW12</text:p>
          </table:table-cell>
          <table:table-cell office:value-type="string" calcext:value-type="string">
            <text:p>Wert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rameter:Wert4 Int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rt4 Int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B55.Wert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B55.DBD14</text:p>
          </table:table-cell>
          <table:table-cell office:value-type="string" calcext:value-type="string">
            <text:p>Wert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arameter:Wert5 Real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rt5 Real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B55.Wert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B55.DBD18</text:p>
          </table:table-cell>
          <table:table-cell table:style-name="ce2" office:value-type="string" calcext:value-type="string">
            <text:p>Burner0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fe 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92]" office:value-type="string" office:string-value="DB55.Burner00" calcext:value-type="string">
            <text:p>DB55.Burner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B55.DBD22</text:p>
          </table:table-cell>
          <table:table-cell table:style-name="ce2" office:value-type="string" calcext:value-type="string">
            <text:p>Burner0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fe 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93]" office:value-type="string" office:string-value="DB55.Burner01" calcext:value-type="string">
            <text:p>DB55.Burner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B55.DBD26</text:p>
          </table:table-cell>
          <table:table-cell table:style-name="ce2" office:value-type="string" calcext:value-type="string">
            <text:p>Burner0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fe 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94]" office:value-type="string" office:string-value="DB55.Burner02" calcext:value-type="string">
            <text:p>DB55.Burner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B55.DBD30</text:p>
          </table:table-cell>
          <table:table-cell table:style-name="ce2" office:value-type="string" calcext:value-type="string">
            <text:p>Burner0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ufe 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95]" office:value-type="string" office:string-value="DB55.Burner03" calcext:value-type="string">
            <text:p>DB55.Burner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B55.DBD34</text:p>
          </table:table-cell>
          <table:table-cell table:style-name="ce2" office:value-type="string" calcext:value-type="string">
            <text:p>Burner0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ufe 4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96]" office:value-type="string" office:string-value="DB55.Burner04" calcext:value-type="string">
            <text:p>DB55.Burner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B55.DBD38</text:p>
          </table:table-cell>
          <table:table-cell table:style-name="ce2" office:value-type="string" calcext:value-type="string">
            <text:p>Burner0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fe 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97]" office:value-type="string" office:string-value="DB55.Burner05" calcext:value-type="string">
            <text:p>DB55.Burner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B55.DBD42</text:p>
          </table:table-cell>
          <table:table-cell table:style-name="ce2" office:value-type="string" calcext:value-type="string">
            <text:p>Burner0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ufe 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98]" office:value-type="string" office:string-value="DB55.Burner06" calcext:value-type="string">
            <text:p>DB55.Burner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B55.DBD46</text:p>
          </table:table-cell>
          <table:table-cell table:style-name="ce2" office:value-type="string" calcext:value-type="string">
            <text:p>Burner07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ufe 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99]" office:value-type="string" office:string-value="DB55.Burner07" calcext:value-type="string">
            <text:p>DB55.Burner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B55.DBD50</text:p>
          </table:table-cell>
          <table:table-cell table:style-name="ce2" office:value-type="string" calcext:value-type="string">
            <text:p>Burner0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ufe 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00]" office:value-type="string" office:string-value="DB55.Burner08" calcext:value-type="string">
            <text:p>DB55.Burner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B55.DBD54</text:p>
          </table:table-cell>
          <table:table-cell table:style-name="ce2" office:value-type="string" calcext:value-type="string">
            <text:p>Burner09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ufe 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01]" office:value-type="string" office:string-value="DB55.Burner09" calcext:value-type="string">
            <text:p>DB55.Burner0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B55.DBD58</text:p>
          </table:table-cell>
          <table:table-cell table:style-name="ce2" office:value-type="string" calcext:value-type="string">
            <text:p>Burner1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ufe 1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02]" office:value-type="string" office:string-value="DB55.Burner10" calcext:value-type="string">
            <text:p>DB55.Burner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B55.DBD62</text:p>
          </table:table-cell>
          <table:table-cell table:style-name="ce2" office:value-type="string" calcext:value-type="string">
            <text:p>Burner1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ufe 1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03]" office:value-type="string" office:string-value="DB55.Burner11" calcext:value-type="string">
            <text:p>DB55.Burner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B55.DBD66</text:p>
          </table:table-cell>
          <table:table-cell table:style-name="ce2" office:value-type="string" calcext:value-type="string">
            <text:p>Burner1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ufe 1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04]" office:value-type="string" office:string-value="DB55.Burner12" calcext:value-type="string">
            <text:p>DB55.Burner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B55.DBD70</text:p>
          </table:table-cell>
          <table:table-cell table:style-name="ce2" office:value-type="string" calcext:value-type="string">
            <text:p>Burner1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ufe 1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05]" office:value-type="string" office:string-value="DB55.Burner13" calcext:value-type="string">
            <text:p>DB55.Burner1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B55.DBD74</text:p>
          </table:table-cell>
          <table:table-cell table:style-name="ce2" office:value-type="string" calcext:value-type="string">
            <text:p>Burner1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ufe 14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06]" office:value-type="string" office:string-value="DB55.Burner14" calcext:value-type="string">
            <text:p>DB55.Burner1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B55.DBD78</text:p>
          </table:table-cell>
          <table:table-cell table:style-name="ce2" office:value-type="string" calcext:value-type="string">
            <text:p>Burner1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ufe 1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07]" office:value-type="string" office:string-value="DB55.Burner15" calcext:value-type="string">
            <text:p>DB55.Burner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B55.DBD82</text:p>
          </table:table-cell>
          <table:table-cell table:style-name="ce2" office:value-type="string" calcext:value-type="string">
            <text:p>Burner1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ufe 1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08]" office:value-type="string" office:string-value="DB55.Burner16" calcext:value-type="string">
            <text:p>DB55.Burner1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B55.DBD86</text:p>
          </table:table-cell>
          <table:table-cell table:style-name="ce2" office:value-type="string" calcext:value-type="string">
            <text:p>Burner17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ufe 1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09]" office:value-type="string" office:string-value="DB55.Burner17" calcext:value-type="string">
            <text:p>DB55.Burner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B55.DBD90</text:p>
          </table:table-cell>
          <table:table-cell table:style-name="ce2" office:value-type="string" calcext:value-type="string">
            <text:p>Burner1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ufe 1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10]" office:value-type="string" office:string-value="DB55.Burner18" calcext:value-type="string">
            <text:p>DB55.Burner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B55.DBD94</text:p>
          </table:table-cell>
          <table:table-cell table:style-name="ce2" office:value-type="string" calcext:value-type="string">
            <text:p>Burner19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ufe 1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11]" office:value-type="string" office:string-value="DB55.Burner19" calcext:value-type="string">
            <text:p>DB55.Burner1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B55.DBD98</text:p>
          </table:table-cell>
          <table:table-cell table:style-name="ce2" office:value-type="string" calcext:value-type="string">
            <text:p>Burner2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ufe 2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12]" office:value-type="string" office:string-value="DB55.Burner20" calcext:value-type="string">
            <text:p>DB55.Burner2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B55.DBD102</text:p>
          </table:table-cell>
          <table:table-cell table:style-name="ce2" office:value-type="string" calcext:value-type="string">
            <text:p>Fuel0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urner: Stufe 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ufe 2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13]" office:value-type="string" office:string-value="DB55.Fuel00" calcext:value-type="string">
            <text:p>DB55.Fuel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B55.DBD106</text:p>
          </table:table-cell>
          <table:table-cell table:style-name="ce2" office:value-type="string" calcext:value-type="string">
            <text:p>Fuel0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rennstoff: Stufe 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ennst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fe 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14]" office:value-type="string" office:string-value="DB55.Fuel01" calcext:value-type="string">
            <text:p>DB55.Fuel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B55.DBD110</text:p>
          </table:table-cell>
          <table:table-cell table:style-name="ce2" office:value-type="string" calcext:value-type="string">
            <text:p>Fuel0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rennstoff: Stufe 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ennst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fe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15]" office:value-type="string" office:string-value="DB55.Fuel02" calcext:value-type="string">
            <text:p>DB55.Fuel0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B55.DBD114</text:p>
          </table:table-cell>
          <table:table-cell table:style-name="ce2" office:value-type="string" calcext:value-type="string">
            <text:p>Fuel0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rennstoff: Stufe 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ennsto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fe 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16]" office:value-type="string" office:string-value="DB55.Fuel03" calcext:value-type="string">
            <text:p>DB55.Fuel0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B55.DBD118</text:p>
          </table:table-cell>
          <table:table-cell table:style-name="ce2" office:value-type="string" calcext:value-type="string">
            <text:p>Fuel0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rennstoff: Stufe 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ennsto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ufe 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17]" office:value-type="string" office:string-value="DB55.Fuel04" calcext:value-type="string">
            <text:p>DB55.Fuel0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B55.DBD122</text:p>
          </table:table-cell>
          <table:table-cell table:style-name="ce2" office:value-type="string" calcext:value-type="string">
            <text:p>Fuel0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rennstoff: Stufe 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ennstof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ufe 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18]" office:value-type="string" office:string-value="DB55.Fuel05" calcext:value-type="string">
            <text:p>DB55.Fuel0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B55.DBD126</text:p>
          </table:table-cell>
          <table:table-cell table:style-name="ce2" office:value-type="string" calcext:value-type="string">
            <text:p>Fuel0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rennstoff: Stufe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ennstof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fe 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19]" office:value-type="string" office:string-value="DB55.Fuel06" calcext:value-type="string">
            <text:p>DB55.Fuel0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B55.DBD130</text:p>
          </table:table-cell>
          <table:table-cell table:style-name="ce2" office:value-type="string" calcext:value-type="string">
            <text:p>Fuel07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rennstoff: Stufe 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ennstof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ufe 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20]" office:value-type="string" office:string-value="DB55.Fuel07" calcext:value-type="string">
            <text:p>DB55.Fuel0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B55.DBD134</text:p>
          </table:table-cell>
          <table:table-cell table:style-name="ce2" office:value-type="string" calcext:value-type="string">
            <text:p>Fuel0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rennstoff: Stufe 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ennstof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ufe 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21]" office:value-type="string" office:string-value="DB55.Fuel08" calcext:value-type="string">
            <text:p>DB55.Fuel0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DB55.DBD138</text:p>
          </table:table-cell>
          <table:table-cell table:style-name="ce2" office:value-type="string" calcext:value-type="string">
            <text:p>Fuel09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rennstoff: Stufe 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ennstof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ufe 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22]" office:value-type="string" office:string-value="DB55.Fuel09" calcext:value-type="string">
            <text:p>DB55.Fuel0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B55.DBD142</text:p>
          </table:table-cell>
          <table:table-cell table:style-name="ce2" office:value-type="string" calcext:value-type="string">
            <text:p>Fuel1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rennstoff: Stufe 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ennstof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ufe 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23]" office:value-type="string" office:string-value="DB55.Fuel10" calcext:value-type="string">
            <text:p>DB55.Fuel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B55.DBD146</text:p>
          </table:table-cell>
          <table:table-cell table:style-name="ce2" office:value-type="string" calcext:value-type="string">
            <text:p>Fuel1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rennstoff: Stufe 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ennstof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ufe 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24]" office:value-type="string" office:string-value="DB55.Fuel11" calcext:value-type="string">
            <text:p>DB55.Fuel1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B55.DBD150</text:p>
          </table:table-cell>
          <table:table-cell table:style-name="ce2" office:value-type="string" calcext:value-type="string">
            <text:p>Fuel1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rennstoff: Stufe 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ennstof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ufe 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25]" office:value-type="string" office:string-value="DB55.Fuel12" calcext:value-type="string">
            <text:p>DB55.Fuel1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B55.DBD154</text:p>
          </table:table-cell>
          <table:table-cell table:style-name="ce2" office:value-type="string" calcext:value-type="string">
            <text:p>Fuel1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rennstoff: Stufe 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ennstof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ufe 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26]" office:value-type="string" office:string-value="DB55.Fuel13" calcext:value-type="string">
            <text:p>DB55.Fuel1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B55.DBD158</text:p>
          </table:table-cell>
          <table:table-cell table:style-name="ce2" office:value-type="string" calcext:value-type="string">
            <text:p>Fuel1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rennstoff: Stufe 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ennstof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ufe 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27]" office:value-type="string" office:string-value="DB55.Fuel14" calcext:value-type="string">
            <text:p>DB55.Fuel1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B55.DBD162</text:p>
          </table:table-cell>
          <table:table-cell table:style-name="ce2" office:value-type="string" calcext:value-type="string">
            <text:p>Fuel1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rennstoff: Stufe 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ennstof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ufe 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28]" office:value-type="string" office:string-value="DB55.Fuel15" calcext:value-type="string">
            <text:p>DB55.Fuel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B55.DBD166</text:p>
          </table:table-cell>
          <table:table-cell table:style-name="ce2" office:value-type="string" calcext:value-type="string">
            <text:p>Fuel1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rennstoff: Stufe 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ennstof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ufe 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29]" office:value-type="string" office:string-value="DB55.Fuel16" calcext:value-type="string">
            <text:p>DB55.Fuel1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DB55.DBD170</text:p>
          </table:table-cell>
          <table:table-cell table:style-name="ce2" office:value-type="string" calcext:value-type="string">
            <text:p>Fuel17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rennstoff: Stufe 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ennstof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ufe 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30]" office:value-type="string" office:string-value="DB55.Fuel17" calcext:value-type="string">
            <text:p>DB55.Fuel1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B55.DBD174</text:p>
          </table:table-cell>
          <table:table-cell table:style-name="ce2" office:value-type="string" calcext:value-type="string">
            <text:p>Fuel1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rennstoff: Stufe 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ennstof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ufe 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31]" office:value-type="string" office:string-value="DB55.Fuel18" calcext:value-type="string">
            <text:p>DB55.Fuel1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B55.DBD178</text:p>
          </table:table-cell>
          <table:table-cell table:style-name="ce2" office:value-type="string" calcext:value-type="string">
            <text:p>Fuel19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rennstoff: Stufe 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ennstof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ufe 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32]" office:value-type="string" office:string-value="DB55.Fuel19" calcext:value-type="string">
            <text:p>DB55.Fuel1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B55.DBD182</text:p>
          </table:table-cell>
          <table:table-cell table:style-name="ce2" office:value-type="string" calcext:value-type="string">
            <text:p>Fuel2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rennstoff: Stufe 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ennstof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ufe 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&quot;DB55.&quot;&amp;[.C133]" office:value-type="string" office:string-value="DB55.Fuel20" calcext:value-type="string">
            <text:p>DB55.Fuel20</text:p>
          </table:table-cell>
        </table:table-row>
        <table:table-row table:style-name="ro1">
          <table:table-cell/>
          <table:table-cell office:value-type="string" calcext:value-type="string">
            <text:p>DB55.DBD1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55.DBD19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55.DBD1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55.DBD1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55.DBD2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55.DBD2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55.DBD21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55.DBD2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55.DBD2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55.DBD2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55.DBD2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55.DBD2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55.DBD2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55.DBD2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55.DBD2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55.DBD2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55.DBD25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55.DBD2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55.DBD2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55.DBD2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55.DBD2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55.DBD27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55.DBD2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55.DBD2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55.DBD2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55.DBD2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55.DBD29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0">00.00.0000</text:date>, <text:time style:data-style-name="N2" text:time-value="03:50:24.87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20:09:59.159000000</meta:creation-date>
    <dc:date>2015-01-10T04:29:24.975000000</dc:date>
    <meta:editing-duration>PT12H44M24S</meta:editing-duration>
    <meta:editing-cycles>40</meta:editing-cycles>
    <meta:generator>LibreOffice/4.2.8.2$Windows_x86 LibreOffice_project/48d50dbfc06349262c9d50868e5c1f630a573ebd</meta:generator>
    <meta:document-statistic meta:table-count="2" meta:cell-count="4183" meta:object-count="0"/>
  </office:meta>
</office:document-meta>
</file>